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903" table:style-name="ce1">
            <text:p>903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49" table:style-name="ce1">
            <text:p>149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12" table:style-name="ce1">
            <text:p>112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09" table:style-name="ce1">
            <text:p>10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35" table:style-name="ce1">
            <text:p>135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29" table:style-name="ce1">
            <text:p>129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25" table:style-name="ce1">
            <text:p>125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0:18Z</dc:date>
    <meta:editing-duration>PT0S</meta:editing-duration>
  </office:meta>
</office:document-meta>
</file>